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800000098E204F3FF553BCA08.png" manifest:media-type="image/png"/>
  <manifest:file-entry manifest:full-path="Pictures/1000000100000388000001F3179AF345904ABA34.png" manifest:media-type="image/png"/>
  <manifest:file-entry manifest:full-path="Pictures/10000001000003880000004583CE94CACC341C68.png" manifest:media-type="image/png"/>
  <manifest:file-entry manifest:full-path="Pictures/100000010000038E0000010B04C692B985D18B25.png" manifest:media-type="image/png"/>
  <manifest:file-entry manifest:full-path="Pictures/100000010000038E000000F7EE4EA8BCD3DB85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officeooo:rsid="000aa2de" style:font-style-asian="normal" style:font-weight-asian="bold" style:font-style-complex="normal" style:font-weight-complex="bold"/>
    </style:style>
    <style:style style:name="T1" style:family="text">
      <style:text-properties fo:font-style="normal" style:text-underline-style="solid" style:text-underline-width="auto" style:text-underline-color="font-color" fo:font-weight="bold" officeooo:rsid="000aa2de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bold" officeooo:rsid="000b8f0e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officeooo:rsid="000bdd55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No : </text:span><text:span text:style-name="T3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17cm" svg:height="4.614cm" draw:z-index="0"><draw:image xlink:href="Pictures/100000010000038E000000F7EE4EA8BCD3DB85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4.987cm" draw:z-index="1"><draw:image xlink:href="Pictures/100000010000038E0000010B04C692B985D18B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3.425cm" draw:z-index="2"><draw:image xlink:href="Pictures/10000001000003880000004583CE94CACC341C68.png" xlink:type="simple" xlink:show="embed" xlink:actuate="onLoad" draw:mime-type="image/png"/></draw:frame></text:p>
      <text:p text:style-name="P1"/>
      <text:p text:style-name="P1"/>
      <text:p text:style-name="P1"><draw:frame draw:style-name="fr1" draw:name="Image4" text:anchor-type="char" svg:width="17cm" svg:height="9.384cm" draw:z-index="3"><draw:image xlink:href="Pictures/1000000100000388000001F3179AF345904ABA3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17cm" svg:height="2.858cm" draw:z-index="4"><draw:image xlink:href="Pictures/100000010000038800000098E204F3FF553BCA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9:43:31.200431290</meta:creation-date>
    <dc:date>2023-12-17T16:12:53.139116100</dc:date>
    <meta:editing-duration>PT16M59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3" meta:paragraph-count="1" meta:word-count="4" meta:character-count="22" meta:non-whitespace-character-count="14"/>
  </office:meta>
</office:document-meta>
</file>